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1.196cm"/>
    </style:style>
    <style:style style:name="co7" style:family="table-column">
      <style:table-column-properties fo:break-before="auto" style:column-width="1.09cm"/>
    </style:style>
    <style:style style:name="co8" style:family="table-column">
      <style:table-column-properties fo:break-before="auto" style:column-width="2.1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gr1" style:family="graphic">
      <style:graphic-properties draw:stroke="none" svg:stroke-width="0cm" svg:stroke-color="#000000" draw:marker-start-width="0.2cm" draw:marker-end-width="0.2cm" draw:fill="solid" draw:fill-color="#eeeeee" fo:min-height="1.57cm" fo:padding-top="-0.05cm" fo:padding-bottom="-0.05cm" fo:padding-left="-0.05cm" fo:padding-right="-0.05cm"/>
    </style:style>
    <style:style style:name="P1" style:family="paragraph">
      <loext:graphic-properties draw:fill="solid" draw:fill-color="#eeeeee"/>
      <style:paragraph-properties style:writing-mode="lr-tb"/>
    </style:style>
  </office:automatic-styles>
  <office:body>
    <office:spreadsheet>
      <table:calculation-settings table:automatic-find-labels="false"/>
      <table:table table:name="f2gt_drive" table:style-name="ta1">
        <table:shapes>
          <draw:frame draw:z-index="0" draw:name="Textrahmen 1" draw:style-name="gr1" draw:text-style-name="P1" svg:width="3.685cm" svg:height="1.47cm" svg:x="18.657cm" svg:y="0.409cm">
            <draw:text-box>
              <text:p>Outside temperature was 6 to 5 °C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nsor_id</text:p>
          </table:table-cell>
          <table:table-cell office:value-type="string" calcext:value-type="string">
            <text:p>pressure</text:p>
          </table:table-cell>
          <table:table-cell table:style-name="ce2" office:value-type="string" calcext:value-type="string">
            <text:p>byte6</text:p>
          </table:table-cell>
          <table:table-cell table:style-name="ce2" office:value-type="string" calcext:value-type="string">
            <text:p>byte7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lq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last_time</text:p>
          </table:table-cell>
          <table:table-cell/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6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6.00 dBm</text:p>
          </table:table-cell>
          <table:table-cell office:value-type="string" calcext:value-type="string">
            <text:p>LQI: 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6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string" calcext:value-type="string">
            <text:p>A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1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1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1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81" calcext:value-type="float">
            <text:p>1798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8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0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98" calcext:value-type="float">
            <text:p>3349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1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24" calcext:value-type="float">
            <text:p>3292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1 ba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0 b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07" calcext:value-type="float">
            <text:p>325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0 ba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25" calcext:value-type="float">
            <text:p>1742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string" calcext:value-type="string">
            <text:p>1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0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71" calcext:value-type="float">
            <text:p>1797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86" calcext:value-type="float">
            <text:p>1818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8" calcext:value-type="float">
            <text:p>189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92" calcext:value-type="float">
            <text:p>1819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8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A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8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00" calcext:value-type="float">
            <text:p>172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A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1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1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45" calcext:value-type="float">
            <text:p>1724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1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1 bar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34" calcext:value-type="float">
            <text:p>1723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string" calcext:value-type="string">
            <text:p>B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13" calcext:value-type="float">
            <text:p>1741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string" calcext:value-type="string">
            <text:p>C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1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80" calcext:value-type="float">
            <text:p>1718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0 bar</text:p>
          </table:table-cell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8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19" calcext:value-type="float">
            <text:p>174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3 b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8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1" calcext:value-type="float">
            <text:p>1705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3 ba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3 bar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70" calcext:value-type="float">
            <text:p>1707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2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77" calcext:value-type="float">
            <text:p>1717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2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8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AA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64" calcext:value-type="float">
            <text:p>170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41" calcext:value-type="float">
            <text:p>1734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1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2 bar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8" calcext:value-type="float">
            <text:p>1749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2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3" calcext:value-type="float">
            <text:p>1702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2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3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3 bar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09" calcext:value-type="float">
            <text:p>174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6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46" calcext:value-type="float">
            <text:p>1704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3 bar</text:p>
          </table:table-cell>
          <table:table-cell office:value-type="string" calcext:value-type="string">
            <text:p>6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0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3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3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3 bar</text:p>
          </table:table-cell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5 bar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1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80" calcext:value-type="float">
            <text:p>169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5 bar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5 ba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3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8 bar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0" calcext:value-type="float">
            <text:p>170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8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8 bar</text:p>
          </table:table-cell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3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772" calcext:value-type="float">
            <text:p>1777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3 bar</text:p>
          </table:table-cell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3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65" calcext:value-type="float">
            <text:p>3456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3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6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84" calcext:value-type="float">
            <text:p>1728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A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42" calcext:value-type="float">
            <text:p>1704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5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71" calcext:value-type="float">
            <text:p>1707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5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29" calcext:value-type="float">
            <text:p>1732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5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5 b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50" calcext:value-type="float">
            <text:p>170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5 ba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29" calcext:value-type="float">
            <text:p>1732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B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88" calcext:value-type="float">
            <text:p>1708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B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CA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31" calcext:value-type="float">
            <text:p>1723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49" calcext:value-type="float">
            <text:p>175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89" calcext:value-type="float">
            <text:p>1728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1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71" calcext:value-type="float">
            <text:p>1707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1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A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72" calcext:value-type="float">
            <text:p>1717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B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9" calcext:value-type="float">
            <text:p>1713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02" calcext:value-type="float">
            <text:p>1720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1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2A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0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51" calcext:value-type="float">
            <text:p>1725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72" calcext:value-type="float">
            <text:p>1717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1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1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2A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34" calcext:value-type="float">
            <text:p>1723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29" calcext:value-type="float">
            <text:p>1982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B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16" calcext:value-type="float">
            <text:p>1871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B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70" calcext:value-type="float">
            <text:p>1747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1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2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44" calcext:value-type="float">
            <text:p>174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6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4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85" calcext:value-type="float">
            <text:p>1758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7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90" calcext:value-type="float">
            <text:p>1729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A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03" calcext:value-type="float">
            <text:p>1720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A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B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B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33" calcext:value-type="float">
            <text:p>1733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C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7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A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43" calcext:value-type="float">
            <text:p>1724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A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B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54" calcext:value-type="float">
            <text:p>1725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string" calcext:value-type="string">
            <text:p>6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74" calcext:value-type="float">
            <text:p>1697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string" calcext:value-type="string">
            <text:p>7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94" calcext:value-type="float">
            <text:p>1699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1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7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2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997" calcext:value-type="float">
            <text:p>1699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218" calcext:value-type="float">
            <text:p>1721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B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26" calcext:value-type="float">
            <text:p>1722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B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9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A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70" calcext:value-type="float">
            <text:p>1717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B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43" calcext:value-type="float">
            <text:p>1694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5" calcext:value-type="float">
            <text:p>1727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string" calcext:value-type="string">
            <text:p>4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76" calcext:value-type="float">
            <text:p>1707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4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063" calcext:value-type="float">
            <text:p>1706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80" calcext:value-type="float">
            <text:p>170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5" calcext:value-type="float">
            <text:p>1703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8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88" calcext:value-type="float">
            <text:p>1688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1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5" calcext:value-type="float">
            <text:p>1705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1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1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91" calcext:value-type="float">
            <text:p>1719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92" calcext:value-type="float">
            <text:p>1709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A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1" calcext:value-type="float">
            <text:p>1712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A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B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71" calcext:value-type="float">
            <text:p>1697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1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1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71" calcext:value-type="float">
            <text:p>1697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5" calcext:value-type="float">
            <text:p>1701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4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B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97" calcext:value-type="float">
            <text:p>1699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B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B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5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91" calcext:value-type="float">
            <text:p>1699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5" calcext:value-type="float">
            <text:p>1696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4" calcext:value-type="float">
            <text:p>1701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40" calcext:value-type="float">
            <text:p>1694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63" calcext:value-type="float">
            <text:p>1706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73" calcext:value-type="float">
            <text:p>1707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string" calcext:value-type="string">
            <text:p>A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4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07" calcext:value-type="float">
            <text:p>1710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6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75" calcext:value-type="float">
            <text:p>169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8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08" calcext:value-type="float">
            <text:p>2600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12" calcext:value-type="float">
            <text:p>2601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46" calcext:value-type="float">
            <text:p>2524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87" calcext:value-type="float">
            <text:p>2588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8 bar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125" calcext:value-type="float">
            <text:p>6012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4A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10" calcext:value-type="float">
            <text:p>60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204" calcext:value-type="float">
            <text:p>6020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79" calcext:value-type="float">
            <text:p>6007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8 bar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754" calcext:value-type="float">
            <text:p>6075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B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01" calcext:value-type="float">
            <text:p>6080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92" calcext:value-type="float">
            <text:p>6089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69" calcext:value-type="float">
            <text:p>6056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40 bar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4.50 dBm</text:p>
          </table:table-cell>
          <table:table-cell office:value-type="string" calcext:value-type="string">
            <text:p>LQI: 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644" calcext:value-type="float">
            <text:p>6164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B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948" calcext:value-type="float">
            <text:p>5994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29" calcext:value-type="float">
            <text:p>601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24" calcext:value-type="float">
            <text:p>6102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6 bar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82.50 dBm</text:p>
          </table:table-cell>
          <table:table-cell office:value-type="string" calcext:value-type="string">
            <text:p>LQI: 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363" calcext:value-type="float">
            <text:p>6136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B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91" calcext:value-type="float">
            <text:p>6009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6 bar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B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51" calcext:value-type="float">
            <text:p>6035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4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23" calcext:value-type="float">
            <text:p>6032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4B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51" calcext:value-type="float">
            <text:p>6015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6 bar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23" calcext:value-type="float">
            <text:p>6152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3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72" calcext:value-type="float">
            <text:p>6077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4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89" calcext:value-type="float">
            <text:p>6058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C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70" calcext:value-type="float">
            <text:p>6007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8 bar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55" calcext:value-type="float">
            <text:p>6055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3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59" calcext:value-type="float">
            <text:p>6155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4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4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15" calcext:value-type="float">
            <text:p>6111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4C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01" calcext:value-type="float">
            <text:p>6020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6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34" calcext:value-type="float">
            <text:p>6113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451" calcext:value-type="float">
            <text:p>6145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469" calcext:value-type="float">
            <text:p>6046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4D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895" calcext:value-type="float">
            <text:p>6089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8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55" calcext:value-type="float">
            <text:p>6065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85" calcext:value-type="float">
            <text:p>6178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3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95" calcext:value-type="float">
            <text:p>6089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7 bar</text:p>
          </table:table-cell>
          <table:table-cell office:value-type="string" calcext:value-type="string">
            <text:p>4E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91" calcext:value-type="float">
            <text:p>6109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40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8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92" calcext:value-type="float">
            <text:p>6139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8 bar</text:p>
          </table:table-cell>
          <table:table-cell office:value-type="string" calcext:value-type="string">
            <text:p>4A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047" calcext:value-type="float">
            <text:p>610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9 bar</text:p>
          </table:table-cell>
          <table:table-cell office:value-type="string" calcext:value-type="string">
            <text:p>4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123" calcext:value-type="float">
            <text:p>6012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D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663" calcext:value-type="float">
            <text:p>6066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8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48" calcext:value-type="float">
            <text:p>6164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string" calcext:value-type="string">
            <text:p>4A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51" calcext:value-type="float">
            <text:p>6065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7 bar</text:p>
          </table:table-cell>
          <table:table-cell office:value-type="string" calcext:value-type="string">
            <text:p>4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727" calcext:value-type="float">
            <text:p>6072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D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236" calcext:value-type="float">
            <text:p>6023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41 bar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44" calcext:value-type="float">
            <text:p>6134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string" calcext:value-type="string">
            <text:p>4A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8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321" calcext:value-type="float">
            <text:p>603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78" calcext:value-type="float">
            <text:p>6067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E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0.50 dBm</text:p>
          </table:table-cell>
          <table:table-cell office:value-type="string" calcext:value-type="string">
            <text:p>LQI: 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833" calcext:value-type="float">
            <text:p>5983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8 bar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46" calcext:value-type="float">
            <text:p>6034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string" calcext:value-type="string">
            <text:p>4A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92" calcext:value-type="float">
            <text:p>6039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7 bar</text:p>
          </table:table-cell>
          <table:table-cell office:value-type="string" calcext:value-type="string">
            <text:p>4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39" calcext:value-type="float">
            <text:p>6143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7 bar</text:p>
          </table:table-cell>
          <table:table-cell office:value-type="string" calcext:value-type="string">
            <text:p>4E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2.50 dBm</text:p>
          </table:table-cell>
          <table:table-cell office:value-type="string" calcext:value-type="string">
            <text:p>LQI: 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842" calcext:value-type="float">
            <text:p>5984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40 bar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59" calcext:value-type="float">
            <text:p>612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8 bar</text:p>
          </table:table-cell>
          <table:table-cell office:value-type="string" calcext:value-type="string">
            <text:p>4A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40" calcext:value-type="float">
            <text:p>600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9 bar</text:p>
          </table:table-cell>
          <table:table-cell office:value-type="string" calcext:value-type="string">
            <text:p>4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64" calcext:value-type="float">
            <text:p>6126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7 bar</text:p>
          </table:table-cell>
          <table:table-cell office:value-type="string" calcext:value-type="string">
            <text:p>4D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59.00 dBm</text:p>
          </table:table-cell>
          <table:table-cell office:value-type="string" calcext:value-type="string">
            <text:p>LQI: 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76" calcext:value-type="float">
            <text:p>6027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7 bar</text:p>
          </table:table-cell>
          <table:table-cell office:value-type="string" calcext:value-type="string">
            <text:p>4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951" calcext:value-type="float">
            <text:p>60951</text:p>
          </table:table-cell>
          <table:table-cell office:value-type="string" calcext:value-type="string">
            <text:p>ms</text:p>
          </table:table-cell>
        </table:table-row>
        <table:table-row table:style-name="ro1" table:number-rows-repeated="10482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f2gt_drive.A1:f2gt_drive.J331" table:display-filter-buttons="true">
          <table:filter>
            <table:filter-and>
              <table:filter-condition table:value="ID 0x67f40001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1T18:36:51.635000000</dc:date>
    <meta:editing-duration>PT2H37M57S</meta:editing-duration>
    <meta:editing-cycles>7</meta:editing-cycles>
    <meta:generator>LibreOffice/7.4.7.2$Windows_X86_64 LibreOffice_project/723314e595e8007d3cf785c16538505a1c878ca5</meta:generator>
    <meta:document-statistic meta:table-count="1" meta:cell-count="3640" meta:object-count="1"/>
  </office:meta>
</office:document-meta>
</file>